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text-position="0% 100%"/>
    </style:style>
    <style:style style:name="P2" style:family="paragraph" style:parent-style-name="Heading_20_1">
      <style:text-properties style:text-position="0% 100%"/>
    </style:style>
    <style:style style:name="P3" style:family="paragraph" style:parent-style-name="Heading_20_2">
      <style:text-properties style:text-position="0% 100%"/>
    </style:style>
    <style:style style:name="P4" style:family="paragraph" style:parent-style-name="Heading_20_2">
      <style:paragraph-properties fo:break-before="page"/>
      <style:text-properties style:text-position="0% 100%"/>
    </style:style>
    <style:style style:name="T1" style:family="text">
      <style:text-properties style:text-position="sub 58%"/>
    </style:style>
    <style:style style:name="T2" style:family="text">
      <style:text-properties style:text-position="0% 100%"/>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slag practicum numerieke wiskunde</text:p>
      <text:h text:style-name="Heading_20_1" text:outline-level="1">1.1</text:h>
      <text:h text:style-name="Heading_20_2" text:outline-level="2">A</text:h>
      <text:p text:style-name="Text_20_body">Wij hebben zowel voor de x als y assen een logaritmische schaal gekozen. Door deze schaal kan je goed zien wat er met de absolute fout (dat een erg klein getal is) gebeurt wanneer we meer meer deelintervallen (dit is een groot nummer) gebeurt. De logaritmische schaal is de enige schaal die zorgt dat we erg kleine en erg grote getallen in de plot krijgen.</text:p>
      <text:h text:style-name="Heading_20_2" text:outline-level="2">B</text:h>
      <text:p text:style-name="Text_20_body">In de onderstaande tabel bevindt zich de waarde van k voor beide algoritmes.</text:p>
      <table:table table:name="Tabel1" table:style-name="Tabel1">
        <table:table-column table:style-name="Tabel1.A"/>
        <table:table-column table:style-name="Tabel1.B"/>
        <table:table-row>
          <table:table-cell table:style-name="Tabel1.A1" office:value-type="string">
            <text:p text:style-name="Table_20_Contents">Algoritme</text:p>
          </table:table-cell>
          <table:table-cell table:style-name="Tabel1.B1" office:value-type="string">
            <text:p text:style-name="Table_20_Contents">k=</text:p>
          </table:table-cell>
        </table:table-row>
        <table:table-row>
          <table:table-cell table:style-name="Tabel1.A2" office:value-type="string">
            <text:p text:style-name="Table_20_Contents">Trapezium regels</text:p>
          </table:table-cell>
          <table:table-cell table:style-name="Tabel1.B2" office:value-type="string">
            <text:p text:style-name="Table_20_Contents">k=2</text:p>
          </table:table-cell>
        </table:table-row>
        <table:table-row>
          <table:table-cell table:style-name="Tabel1.A2" office:value-type="string">
            <text:p text:style-name="Table_20_Contents">Regel van Simpson als we een even aantal deelintervallen gebruiken</text:p>
          </table:table-cell>
          <table:table-cell table:style-name="Tabel1.B2" office:value-type="string">
            <text:p text:style-name="Table_20_Contents">k=4</text:p>
          </table:table-cell>
        </table:table-row>
        <table:table-row>
          <table:table-cell table:style-name="Tabel1.A2" office:value-type="string">
            <text:p text:style-name="Table_20_Contents">Regel van Simpson als we een oneven aantal deelintervallen gebruiken</text:p>
          </table:table-cell>
          <table:table-cell table:style-name="Tabel1.B2" office:value-type="string">
            <text:p text:style-name="Table_20_Contents">k=1</text:p>
          </table:table-cell>
        </table:table-row>
      </table:table>
      <text:p text:style-name="Text_20_body"/>
      <text:p text:style-name="Text_20_body"><text:span text:style-name="T2">Wanneer we de formule voor de gemiddelde integratiefout van de trapeziumregel bekijken is deze </text:span><text:span text:style-name="T2"><draw:frame draw:style-name="fr1" draw:name="Object5" text:anchor-type="as-char" svg:y="-0.437cm" svg:width="2.741cm" svg:height="0.543cm" draw:z-index="4"><draw:object xlink:href="./Object 5" xlink:type="simple" xlink:show="embed" xlink:actuate="onLoad"/><draw:image xlink:href="./ObjectReplacements/Object 5" xlink:type="simple" xlink:show="embed" xlink:actuate="onLoad"/></draw:frame></text:span><text:span text:style-name="T2">. We weten ook dat de formule voor h </text:span><text:span text:style-name="T2"><draw:frame draw:style-name="fr1" draw:name="Object6" text:anchor-type="as-char" svg:y="-0.377cm" svg:width="2.305cm" svg:height="0.483cm" draw:z-index="5"><draw:object xlink:href="./Object 6" xlink:type="simple" xlink:show="embed" xlink:actuate="onLoad"/><draw:image xlink:href="./ObjectReplacements/Object 6" xlink:type="simple" xlink:show="embed" xlink:actuate="onLoad"/><svg:desc>formule</svg:desc></draw:frame></text:span><text:span text:style-name="T2">is. Wanneer we deze 2 formules combineren bekomen we de formule </text:span><text:span text:style-name="T2"><draw:frame draw:style-name="fr1" draw:name="Object7" text:anchor-type="as-char" svg:y="-0.437cm" svg:width="2.891cm" svg:height="0.543cm" draw:z-index="6"><draw:object xlink:href="./Object 7" xlink:type="simple" xlink:show="embed" xlink:actuate="onLoad"/><draw:image xlink:href="./ObjectReplacements/Object 7" xlink:type="simple" xlink:show="embed" xlink:actuate="onLoad"/></draw:frame></text:span><text:span text:style-name="T2">voor de gemiddelde integratiefout. Dit gedraagt zich als </text:span><text:span text:style-name="T2"><draw:frame draw:style-name="fr1" draw:name="Object8" text:anchor-type="as-char" svg:y="-0.437cm" svg:width="1.236cm" svg:height="0.543cm" draw:z-index="7"><draw:object xlink:href="./Object 8" xlink:type="simple" xlink:show="embed" xlink:actuate="onLoad"/><draw:image xlink:href="./ObjectReplacements/Object 8" xlink:type="simple" xlink:show="embed" xlink:actuate="onLoad"/></draw:frame></text:span><text:span text:style-name="T2">.<text:line-break/>als we uit de formule van de regel van Simpson de integratiefout berekenen zien we dat de formule voor de maximale integratiefout </text:span><text:span text:style-name="T2"><draw:frame draw:style-name="fr1" draw:name="Object1" text:anchor-type="as-char" svg:y="-0.437cm" svg:width="2.616cm" svg:height="0.545cm" draw:z-index="0"><draw:object xlink:href="./Object 1" xlink:type="simple" xlink:show="embed" xlink:actuate="onLoad"/><draw:image xlink:href="./ObjectReplacements/Object 1" xlink:type="simple" xlink:show="embed" xlink:actuate="onLoad"/></draw:frame></text:span><text:span text:style-name="T2">is. We weten ook de formule voor h </text:span><text:span text:style-name="T2"><draw:frame draw:style-name="fr1" draw:name="Object2" text:anchor-type="as-char" svg:y="-0.377cm" svg:width="2.305cm" svg:height="0.483cm" draw:z-index="1"><draw:object xlink:href="./Object 2" xlink:type="simple" xlink:show="embed" xlink:actuate="onLoad"/><draw:image xlink:href="./ObjectReplacements/Object 2" xlink:type="simple" xlink:show="embed" xlink:actuate="onLoad"/></draw:frame></text:span><text:span text:style-name="T2">is. Als de deze 2 formules combineren bekomen we de formule </text:span><text:span text:style-name="T2"><draw:frame draw:style-name="fr1" draw:name="Object3" text:anchor-type="as-char" svg:y="-0.437cm" svg:width="2.3cm" svg:height="0.543cm" draw:z-index="2"><draw:object xlink:href="./Object 3" xlink:type="simple" xlink:show="embed" xlink:actuate="onLoad"/><draw:image xlink:href="./ObjectReplacements/Object 3" xlink:type="simple" xlink:show="embed" xlink:actuate="onLoad"/></draw:frame></text:span><text:span text:style-name="T2">voor de maximale integratiefout. Dit gedraagt zich als </text:span><text:span text:style-name="T2"><draw:frame draw:style-name="fr1" draw:name="Object4" text:anchor-type="as-char" svg:y="-0.437cm" svg:width="1.242cm" svg:height="0.543cm" draw:z-index="3"><draw:object xlink:href="./Object 4" xlink:type="simple" xlink:show="embed" xlink:actuate="onLoad"/><draw:image xlink:href="./ObjectReplacements/Object 4" xlink:type="simple" xlink:show="embed" xlink:actuate="onLoad"/></draw:frame></text:span><text:span text:style-name="T2">.</text:span></text:p>
      <text:h text:style-name="Heading_20_1" text:outline-level="1">1.2</text:h>
      <text:h text:style-name="Heading_20_2" text:outline-level="2">A</text:h>
      <text:p text:style-name="Text_20_body">Beide adaptieve routines werken met de gegeven functies</text:p>
      <text:h text:style-name="Heading_20_2" text:outline-level="2">b</text:h>
      <text:p text:style-name="Text_20_body">Wanneer we de functie bekijken zien we dat deze functie 5 nulpunten heeft. Deze liggen allemaal op dezelfde afstand van hun buren. Doordat de nulpunten samenvallen met de punten die we gebruiken voor te integreren geven beide algoritmes nul terug. Dit komt omdat in alle punten die we gebruiken tijdens de eerste iteratie de functiewaarde 0 is. Hierdoor zijn zowel I<text:span text:style-name="T1">1 </text:span><text:span text:style-name="T2">als I</text:span><text:span text:style-name="T1">2 </text:span><text:span text:style-name="T2"><text:s/>nul. Dit is natuurlijk kleiner dan e waardoor het algoritme stopt met uitkomst nul.</text:span></text:p>
      <text:p text:style-name="P1">Quad gaat dit probleem vermijden door de deelintervallen niet even groot te nemen. De quad methode zal deelintervallen van verschillende grootte nemen. Hierdoor zullen niet alle punten die geëvalueerd worden samenvallen met de nulpunten. Hierdoor is het probleem opgelost.</text:p>
      <text:h text:style-name="P4" text:outline-level="2">c</text:h>
      <text:p text:style-name="P1">Deze functie heeft voor de ondergrens van de integraal de waarde oneindig. Doordat beide algoritmes de functiewaarde in dit punt nodig hebben om hun berekeningen te doen zullen deze algoritmes niet werken.</text:p>
      <text:p text:style-name="P1">De quad methode gaat dit oplossen door eerst te kijken of dat een van de eindpunten oneindig is. Wanneer dit het geval is bij de ondergrens wordt deze opgeschoven naar het dichtstbijzijnde grotere getal dat met dubbele precisie kan beschreven worden.<text:line-break/>Wanneer dit het geval is bij de bovengrens wordt deze opgeschoven naar het dichtstbijzijnde kleinere getal dat met dubbele precisie kan beschreven worden.</text:p>
      <text:h text:style-name="P2" text:outline-level="1">D</text:h>
      <text:p text:style-name="P1">Nog te doen</text:p>
      <text:h text:style-name="P3" text:outline-level="2">e</text:h>
      <text:p text:style-name="P1">Nog te doen</text:p>
      <text:h text:style-name="P3" text:outline-level="2">f</text:h>
      <text:p text:style-name="P1">Nog te do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t</meta:initial-creator>
    <meta:creation-date>2014-04-29T17:48:15.52</meta:creation-date>
    <dc:date>2014-04-30T10:17:53.25</dc:date>
    <dc:creator>k t</dc:creator>
    <meta:editing-duration>PT1H21M35S</meta:editing-duration>
    <meta:editing-cycles>6</meta:editing-cycles>
    <meta:generator>OpenOffice/4.0.1$Win32 OpenOffice.org_project/401m5$Build-9714</meta:generator>
    <meta:document-statistic meta:table-count="1" meta:image-count="0" meta:object-count="8" meta:page-count="2" meta:paragraph-count="30" meta:word-count="441" meta:character-count="2626"/>
  </office:meta>
</office:document-meta>
</file>

<file path=Object 1/content.xml><?xml version="1.0" encoding="utf-8"?>
<math xmlns="http://www.w3.org/1998/Math/MathML">
  <semantics>
    <mrow>
      <mrow>
        <mrow>
          <mo stretchy="false">−</mo>
          <mrow>
            <mo stretchy="false">(</mo>
            <mrow>
              <msup>
                <mrow>
                  <mo stretchy="false">(</mo>
                  <mrow>
                    <mrow>
                      <mi>b</mi>
                      <mo stretchy="false">−</mo>
                      <mi>a</mi>
                    </mrow>
                  </mrow>
                  <mo stretchy="false">)</mo>
                </mrow>
                <mn>5</mn>
              </msup>
            </mrow>
            <mo stretchy="false">)</mo>
          </mrow>
        </mrow>
        <mo stretchy="false">/</mo>
        <msup>
          <mi>n</mi>
          <mn>4</mn>
        </msup>
      </mrow>
    </mrow>
    <annotation encoding="StarMath 5.0">-((b-a)^5)  /  n^4</annotation>
  </semantics>
</math>
</file>

<file path=Object 2/content.xml><?xml version="1.0" encoding="utf-8"?>
<math xmlns="http://www.w3.org/1998/Math/MathML">
  <semantics>
    <mrow>
      <mrow>
        <mi>h</mi>
        <mo stretchy="false">=</mo>
        <mrow>
          <mrow>
            <mo stretchy="false">(</mo>
            <mrow>
              <mrow>
                <mi>b</mi>
                <mo stretchy="false">−</mo>
                <mi>a</mi>
              </mrow>
            </mrow>
            <mo stretchy="false">)</mo>
          </mrow>
          <mo stretchy="false">/</mo>
          <mi>n</mi>
        </mrow>
      </mrow>
    </mrow>
    <annotation encoding="StarMath 5.0">h=(b-a)/n
</annotation>
  </semantics>
</math>
</file>

<file path=Object 3/content.xml><?xml version="1.0" encoding="utf-8"?>
<math xmlns="http://www.w3.org/1998/Math/MathML">
  <semantics>
    <mrow>
      <mrow>
        <mrow>
          <mo stretchy="false">−</mo>
          <msup>
            <mi>h</mi>
            <mn>4</mn>
          </msup>
        </mrow>
        <mo stretchy="false">∗</mo>
        <mrow>
          <mo stretchy="false">(</mo>
          <mrow>
            <mrow>
              <mi>b</mi>
              <mo stretchy="false">−</mo>
              <mi>a</mi>
            </mrow>
          </mrow>
          <mo stretchy="false">)</mo>
        </mrow>
      </mrow>
    </mrow>
    <annotation encoding="StarMath 5.0">-h^4*(b-a)</annotation>
  </semantics>
</math>
</file>

<file path=Object 4/content.xml><?xml version="1.0" encoding="utf-8"?>
<math xmlns="http://www.w3.org/1998/Math/MathML">
  <semantics>
    <mrow>
      <mi>O</mi>
      <mrow>
        <mo stretchy="false">(</mo>
        <mrow>
          <msup>
            <mi>h</mi>
            <mn>4</mn>
          </msup>
        </mrow>
        <mo stretchy="false">)</mo>
      </mrow>
    </mrow>
    <annotation encoding="StarMath 5.0">O(h^4)
</annotation>
  </semantics>
</math>
</file>

<file path=Object 5/content.xml><?xml version="1.0" encoding="utf-8"?>
<math xmlns="http://www.w3.org/1998/Math/MathML">
  <semantics>
    <mrow>
      <mrow>
        <mrow>
          <mo stretchy="false">−</mo>
          <mrow>
            <mo stretchy="false">(</mo>
            <mrow>
              <mrow>
                <mi>b</mi>
                <mo stretchy="false">−</mo>
                <msup>
                  <mi>a</mi>
                  <mn>3</mn>
                </msup>
              </mrow>
            </mrow>
            <mo stretchy="false">)</mo>
          </mrow>
        </mrow>
        <mo stretchy="false">/</mo>
        <msup>
          <mn>12n</mn>
          <mn>2</mn>
        </msup>
      </mrow>
    </mrow>
    <annotation encoding="StarMath 5.0">-(b-a^3)/12n^2
</annotation>
  </semantics>
</math>
</file>

<file path=Object 6/content.xml><?xml version="1.0" encoding="utf-8"?>
<math xmlns="http://www.w3.org/1998/Math/MathML">
  <semantics>
    <mrow>
      <mrow>
        <mi>h</mi>
        <mo stretchy="false">=</mo>
        <mrow>
          <mrow>
            <mo stretchy="false">(</mo>
            <mrow>
              <mrow>
                <mi>b</mi>
                <mo stretchy="false">−</mo>
                <mi>a</mi>
              </mrow>
            </mrow>
            <mo stretchy="false">)</mo>
          </mrow>
          <mo stretchy="false">/</mo>
          <mi>n</mi>
        </mrow>
      </mrow>
    </mrow>
    <annotation encoding="StarMath 5.0">h=(b-a)/n
</annotation>
  </semantics>
</math>
</file>

<file path=Object 7/content.xml><?xml version="1.0" encoding="utf-8"?>
<math xmlns="http://www.w3.org/1998/Math/MathML">
  <semantics>
    <mrow>
      <mrow>
        <mrow>
          <mrow>
            <mo stretchy="false">−</mo>
            <msup>
              <mi>h</mi>
              <mn>2</mn>
            </msup>
          </mrow>
          <mo stretchy="false">∗</mo>
          <mrow>
            <mo stretchy="false">(</mo>
            <mrow>
              <mrow>
                <mi>b</mi>
                <mo stretchy="false">−</mo>
                <mi>a</mi>
              </mrow>
            </mrow>
            <mo stretchy="false">)</mo>
          </mrow>
        </mrow>
        <mo stretchy="false">/</mo>
        <mn>12</mn>
      </mrow>
    </mrow>
    <annotation encoding="StarMath 5.0">-h^2*(b-a)/12
</annotation>
  </semantics>
</math>
</file>

<file path=Object 8/content.xml><?xml version="1.0" encoding="utf-8"?>
<math xmlns="http://www.w3.org/1998/Math/MathML">
  <semantics>
    <mrow>
      <mi>O</mi>
      <mrow>
        <mo stretchy="false">(</mo>
        <mrow>
          <msup>
            <mi>h</mi>
            <mn>2</mn>
          </msup>
        </mrow>
        <mo stretchy="false">)</mo>
      </mrow>
    </mrow>
    <annotation encoding="StarMath 5.0">O(h^2)
</annotation>
  </semantics>
</math>
</file>